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officeooo:paragraph-rsid="00114857"/>
    </style:style>
    <style:style style:name="P3" style:family="paragraph" style:parent-style-name="Table_20_Contents">
      <style:text-properties fo:language="en" fo:country="US" officeooo:paragraph-rsid="00114857" fo:background-color="#ffff00"/>
    </style:style>
    <style:style style:name="P4" style:family="paragraph" style:parent-style-name="Table_20_Contents">
      <style:text-properties fo:language="ru" fo:country="RU" officeooo:rsid="00114857"/>
    </style:style>
    <style:style style:name="P5" style:family="paragraph" style:parent-style-name="Table_20_Contents">
      <style:text-properties fo:language="ru" fo:country="RU" officeooo:rsid="00114857" officeooo:paragraph-rsid="00114857"/>
    </style:style>
    <style:style style:name="P6" style:family="paragraph" style:parent-style-name="Table_20_Contents">
      <style:text-properties fo:language="ru" fo:country="RU" officeooo:rsid="00171d8d" officeooo:paragraph-rsid="00171d8d"/>
    </style:style>
    <style:style style:name="P7" style:family="paragraph" style:parent-style-name="Table_20_Contents">
      <style:text-properties officeooo:paragraph-rsid="00114857"/>
    </style:style>
    <style:style style:name="P8" style:family="paragraph" style:parent-style-name="Table_20_Contents">
      <style:text-properties officeooo:paragraph-rsid="00114857" fo:background-color="#ffff00"/>
    </style:style>
    <style:style style:name="P9" style:family="paragraph" style:parent-style-name="Table_20_Contents">
      <style:text-properties officeooo:paragraph-rsid="0014bbab" fo:background-color="#ffff00"/>
    </style:style>
    <style:style style:name="P10" style:family="paragraph" style:parent-style-name="Table_20_Contents">
      <style:text-properties officeooo:paragraph-rsid="001502a2"/>
    </style:style>
    <style:style style:name="P11" style:family="paragraph" style:parent-style-name="Standard">
      <style:text-properties officeooo:paragraph-rsid="00114857"/>
    </style:style>
    <style:style style:name="P12" style:family="paragraph" style:parent-style-name="Standard">
      <style:text-properties officeooo:paragraph-rsid="00138379"/>
    </style:style>
    <style:style style:name="P13" style:family="paragraph" style:parent-style-name="Standard">
      <style:text-properties officeooo:paragraph-rsid="0014bbab"/>
    </style:style>
    <style:style style:name="P14" style:family="paragraph" style:parent-style-name="Standard" style:list-style-name="L1">
      <style:text-properties fo:language="en" fo:country="US"/>
    </style:style>
    <style:style style:name="P15" style:family="paragraph" style:parent-style-name="Standard" style:list-style-name="L1">
      <style:text-properties fo:language="ru" fo:country="RU"/>
    </style:style>
    <style:style style:name="P16" style:family="paragraph" style:parent-style-name="Standard">
      <style:text-properties fo:language="ru" fo:country="RU" fo:font-weight="normal" officeooo:rsid="0012c493" officeooo:paragraph-rsid="0014bbab" style:font-weight-asian="normal" style:font-weight-complex="normal"/>
    </style:style>
    <style:style style:name="P17" style:family="paragraph" style:parent-style-name="Table_20_Contents" style:list-style-name="L1"/>
    <style:style style:name="P18" style:family="paragraph" style:parent-style-name="Table_20_Contents" style:list-style-name="L1">
      <style:text-properties fo:language="en" fo:country="US"/>
    </style:style>
    <style:style style:name="P19" style:family="paragraph" style:parent-style-name="Table_20_Contents">
      <style:text-properties fo:language="en" fo:country="US" officeooo:paragraph-rsid="00114857"/>
    </style:style>
    <style:style style:name="P20" style:family="paragraph" style:parent-style-name="Table_20_Contents">
      <style:text-properties fo:language="en" fo:country="US" officeooo:paragraph-rsid="001b3126" fo:background-color="#ffff00"/>
    </style:style>
    <style:style style:name="P21" style:family="paragraph" style:parent-style-name="Table_20_Contents" style:list-style-name="L1">
      <style:text-properties fo:language="ru" fo:country="RU"/>
    </style:style>
    <style:style style:name="P22" style:family="paragraph" style:parent-style-name="Table_20_Contents">
      <style:text-properties fo:language="ru" fo:country="RU" fo:font-weight="normal" officeooo:rsid="001502a2" officeooo:paragraph-rsid="001502a2" fo:background-color="transparent" style:font-weight-asian="normal" style:font-weight-complex="normal"/>
    </style:style>
    <style:style style:name="P23" style:family="paragraph" style:parent-style-name="Table_20_Contents">
      <style:text-properties fo:font-variant="normal" fo:text-transform="none" fo:color="#000000" style:font-name="Linux Libertine" fo:letter-spacing="normal" fo:language="en" fo:country="US" fo:font-style="normal" fo:font-weight="normal" officeooo:rsid="001502a2" officeooo:paragraph-rsid="001502a2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2c493"/>
    </style:style>
    <style:style style:name="T3" style:family="text">
      <style:text-properties fo:language="en" fo:country="US" fo:font-weight="normal" officeooo:rsid="001502a2" fo:background-color="transparent" loext:char-shading-value="0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2c493"/>
    </style:style>
    <style:style style:name="T6" style:family="text">
      <style:text-properties fo:language="ru" fo:country="RU" fo:font-weight="normal" officeooo:rsid="0012c493" style:font-weight-asian="normal" style:font-weight-complex="normal"/>
    </style:style>
    <style:style style:name="T7" style:family="text">
      <style:text-properties fo:language="ru" fo:country="RU" fo:font-weight="normal" officeooo:rsid="00131843" style:font-weight-asian="normal" style:font-weight-complex="normal"/>
    </style:style>
    <style:style style:name="T8" style:family="text">
      <style:text-properties fo:language="ru" fo:country="RU" fo:font-weight="normal" officeooo:rsid="00138379" style:font-weight-asian="normal" style:font-weight-complex="normal"/>
    </style:style>
    <style:style style:name="T9" style:family="text">
      <style:text-properties fo:language="ru" fo:country="RU" fo:font-weight="normal" officeooo:rsid="001502a2" fo:background-color="transparent" loext:char-shading-value="0" style:font-weight-asian="normal" style:font-weight-complex="normal"/>
    </style:style>
    <style:style style:name="T10" style:family="text">
      <style:text-properties fo:language="ru" fo:country="RU" fo:font-weight="normal" officeooo:rsid="0012c493" fo:background-color="transparent" loext:char-shading-value="0" style:font-weight-asian="normal" style:font-weight-complex="normal"/>
    </style:style>
    <style:style style:name="T11" style:family="text">
      <style:text-properties officeooo:rsid="0012c493"/>
    </style:style>
    <style:style style:name="T12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officeooo:rsid="0012c493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officeooo:rsid="0012c493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nux Libertine" fo:letter-spacing="normal" fo:language="ru" fo:country="RU" fo:font-style="normal" fo:font-weight="normal" officeooo:rsid="001502a2" style:font-weight-asian="normal" style:font-weight-complex="normal"/>
    </style:style>
    <style:style style:name="T15" style:family="text">
      <style:text-properties fo:font-variant="normal" fo:text-transform="none" fo:color="#000000" style:font-name="Linux Libertine" fo:letter-spacing="normal" fo:language="ru" fo:country="RU" fo:font-style="normal" fo:font-weight="normal" officeooo:rsid="0012c493" style:font-weight-asian="normal" style:font-weight-complex="normal"/>
    </style:style>
    <style:style style:name="T16" style:family="text">
      <style:text-properties fo:font-variant="normal" fo:text-transform="none" fo:color="#000000" style:font-name="Linux Libertine" fo:letter-spacing="normal" fo:language="en" fo:country="US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000000" style:font-name="Linux Libertine" fo:letter-spacing="normal" fo:language="en" fo:country="US" fo:font-style="normal" fo:font-weight="normal" officeooo:rsid="001502a2" style:font-weight-asian="normal" style:font-weight-complex="normal"/>
    </style:style>
    <style:style style:name="T18" style:family="text">
      <style:text-properties fo:font-variant="normal" fo:text-transform="none" fo:color="#000000" style:font-name="Linux Libertine" fo:letter-spacing="normal" fo:language="en" fo:country="US" fo:font-style="normal" fo:font-weight="normal" officeooo:rsid="0018b597" style:font-weight-asian="normal" style:font-weight-complex="normal"/>
    </style:style>
    <style:style style:name="T19" style:family="text">
      <style:text-properties fo:font-variant="normal" fo:text-transform="none" fo:color="#000000" style:font-name="Linux Libertine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000000" style:font-name="Linux Libertine" fo:letter-spacing="normal" fo:font-style="normal" fo:font-weight="normal" officeooo:rsid="001502a2" style:font-weight-asian="normal" style:font-weight-complex="normal"/>
    </style:style>
    <style:style style:name="T21" style:family="text">
      <style:text-properties fo:font-variant="normal" fo:text-transform="none" fo:color="#000000" style:font-name="Linux Libertine" fo:letter-spacing="normal" fo:font-style="normal" fo:font-weight="normal" officeooo:rsid="0012c493" style:font-weight-asian="normal" style:font-weight-complex="normal"/>
    </style:style>
    <style:style style:name="T22" style:family="text">
      <style:text-properties fo:font-variant="normal" fo:text-transform="none" fo:color="#000000" style:font-name="Linux Libertine" fo:letter-spacing="normal" fo:language="uk" fo:country="UA" fo:font-style="normal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Table_20_Contents">PaymentStatement</text:p>
            <text:p text:style-name="Table_20_Contents"/>
            <text:p text:style-name="Table_20_Contents">Id</text:p>
            <text:p text:style-name="Table_20_Contents">KltId</text:p>
            <text:p text:style-name="Table_20_Contents">InvoiceNumber</text:p>
            <text:p text:style-name="Table_20_Contents">InvoiceDate</text:p>
            <text:p text:style-name="Table_20_Contents">InvoiceSumma</text:p>
            <text:p text:style-name="Table_20_Contents">Comment</text:p>
            <text:p text:style-name="Table_20_Contents">whoAddThis</text:p>
            <text:p text:style-name="Table_20_Contents">whoMadeLastChanges</text:p>
            <text:p text:style-name="Table_20_Contents">WhenEdited</text:p>
            <text:p text:style-name="Table_20_Contents">InvoiceChecked</text:p>
            <text:p text:style-name="Table_20_Contents">PaymentApproved</text:p>
            <text:p text:style-name="Table_20_Contents">PaymentDone</text:p>
            <text:p text:style-name="Table_20_Contents">InvoiceCheckedUser</text:p>
            <text:p text:style-name="Table_20_Contents">PaymentApprovedUser</text:p>
            <text:p text:style-name="Table_20_Contents">PaymentDoneUser</text:p>
            <text:p text:style-name="Table_20_Contents">DocumentUrl</text:p>
          </table:table-cell>
          <table:table-cell table:style-name="Таблица1.A1" office:value-type="string">
            <text:p text:style-name="Table_20_Contents">PaymentStatement <text:span text:style-name="T4">(Процесс оплату по счёту)</text:span></text:p>
            <text:p text:style-name="Table_20_Contents"/>
            <text:p text:style-name="Table_20_Contents">Id</text:p>
            <text:p text:style-name="Table_20_Contents">KltId</text:p>
            <text:p text:style-name="Table_20_Contents">InvoiceNumber</text:p>
            <text:p text:style-name="Table_20_Contents">InvoiceDate</text:p>
            <text:p text:style-name="Table_20_Contents">InvoiceSumma</text:p>
            <text:p text:style-name="Table_20_Contents">Comment</text:p>
            <text:p text:style-name="Table_20_Contents">whoAddThis</text:p>
            <text:p text:style-name="Table_20_Contents">whoMadeLastChanges</text:p>
            <text:p text:style-name="Table_20_Contents">WhenEdited</text:p>
            <text:p text:style-name="Table_20_Contents">DocumentUrl</text:p>
            <text:p text:style-name="P1"/>
          </table:table-cell>
          <table:table-cell table:style-name="Таблица1.C1" office:value-type="string">
            <text:p text:style-name="P1">Payment <text:span text:style-name="T4">(один платёж)</text:span></text:p>
            <text:p text:style-name="P1"/>
            <text:p text:style-name="P1">Id</text:p>
            <text:p text:style-name="P1">Comment</text:p>
            <text:p text:style-name="Table_20_Contents">whoAddThis</text:p>
            <text:p text:style-name="Table_20_Contents">whoMadeLastChanges</text:p>
            <text:p text:style-name="P1">WhenEdited</text:p>
            <text:p text:style-name="P1"/>
            <text:p text:style-name="Table_20_Contents">InvoiceChecked</text:p>
            <text:p text:style-name="Table_20_Contents">PaymentApproved</text:p>
            <text:p text:style-name="Table_20_Contents">PaymentDone</text:p>
            <text:p text:style-name="Table_20_Contents"/>
            <text:p text:style-name="Table_20_Contents">InvoiceCheckedUser</text:p>
            <text:p text:style-name="Table_20_Contents">PaymentApprovedUser</text:p>
            <text:p text:style-name="P1">PaymentDoneUser</text:p>
            <text:p text:style-name="P1"/>
            <text:p text:style-name="P1">SummaPayment</text:p>
            <text:p text:style-name="P1"/>
            <text:p text:style-name="P1">PaymentStatementId</text:p>
          </table:table-cell>
        </table:table-row>
      </table:table>
      <text:p text:style-name="Standard"/>
      <text:list xml:id="list2855107990" text:style-name="L1">
        <text:list-item>
          <text:p text:style-name="P14"><text:span text:style-name="T4">Сделать миграцию для таблицы </text:span>Payment <text:span text:style-name="T4">(PaymentStatement не трогать)</text:span></text:p>
        </text:list-item>
        <text:list-item>
          <text:p text:style-name="P14"><text:span text:style-name="T4"><text:s/>Написать метод переноса данных из PaymentStatement в </text:span>Payment</text:p>
          <text:list>
            <text:list-item>
              <text:p text:style-name="P15">Взять запись из PaymentStatement </text:p>
            </text:list-item>
            <text:list-item>
              <text:p text:style-name="P15">Создать объект класса <text:span text:style-name="T1">Payment, </text:span>переписать в него следующие данные из PaymentStatement:</text:p>
              <text:p text:style-name="P18"/>
            </text:list-item>
            <text:list-item>
              <text:p text:style-name="P17">InvoiceChecked</text:p>
            </text:list-item>
            <text:list-item>
              <text:p text:style-name="P17">PaymentApproved</text:p>
            </text:list-item>
            <text:list-item>
              <text:p text:style-name="P17">PaymentDone</text:p>
            </text:list-item>
            <text:list-item>
              <text:p text:style-name="P17">InvoiceCheckedUser</text:p>
            </text:list-item>
            <text:list-item>
              <text:p text:style-name="P17">PaymentApprovedUser</text:p>
            </text:list-item>
            <text:list-item>
              <text:p text:style-name="P18">PaymentDoneUser</text:p>
            </text:list-item>
            <text:list-item>
              <text:p text:style-name="P18">SummaPayment</text:p>
            </text:list-item>
            <text:list-item>
              <text:p text:style-name="P21">Установить связь между <text:s/>текущим объектом PaymentStatement и новым <text:s/>объектом <text:s/><text:span text:style-name="T1">Payment</text:span></text:p>
            </text:list-item>
          </text:list>
        </text:list-item>
        <text:list-item>
          <text:p text:style-name="P21">Выполнить однократно этот метод</text:p>
        </text:list-item>
        <text:list-item>
          <text:p text:style-name="P21">ВНИМАТЕЛЬНО проверить, что данные в таблице <text:span text:style-name="T1">Payment </text:span>появились и они правильные и их количество совпадает с количеством записей в <text:s/>PaymentStatement</text:p>
        </text:list-item>
        <text:list-item>
          <text:p text:style-name="P21">Исправить класс PaymentStatement под новый вариант (второй столбец в таблице сверху)</text:p>
        </text:list-item>
        <text:list-item>
          <text:p text:style-name="P21">Сделать миграцию</text:p>
        </text:list-item>
        <text:list-item>
          <text:p text:style-name="P21">Изменять представление и функционал…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Вар.2<text:line-break/><text:line-break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PaymentStatement</text:p>
            <text:p text:style-name="P7"/>
            <text:p text:style-name="P7">Id</text:p>
            <text:p text:style-name="P7">KltId</text:p>
            <text:p text:style-name="P7">InvoiceNumber</text:p>
            <text:p text:style-name="P7">InvoiceDate</text:p>
            <text:p text:style-name="P7">InvoiceSumma</text:p>
            <text:p text:style-name="P7">Comment</text:p>
            <text:p text:style-name="P7">whoAddThis</text:p>
            <text:p text:style-name="P7">whoMadeLastChanges</text:p>
            <text:p text:style-name="P7">WhenEdited</text:p>
            <text:p text:style-name="P7">InvoiceChecked</text:p>
            <text:p text:style-name="P7">PaymentApproved</text:p>
            <text:p text:style-name="P7">PaymentDone</text:p>
            <text:p text:style-name="P7">InvoiceCheckedUser</text:p>
            <text:p text:style-name="P7">PaymentApprovedUser</text:p>
            <text:p text:style-name="P7">PaymentDoneUser</text:p>
            <text:p text:style-name="P7">DocumentUrl</text:p>
          </table:table-cell>
          <table:table-cell table:style-name="Table1.A1" office:value-type="string">
            <text:p text:style-name="P7">PaymentStatement <text:span text:style-name="T4">(Процесс оплату по счёту)</text:span></text:p>
            <text:p text:style-name="P7"/>
            <text:p text:style-name="P7">Id</text:p>
            <text:p text:style-name="P7">KltId</text:p>
            <text:p text:style-name="P7">InvoiceNumber</text:p>
            <text:p text:style-name="P7">InvoiceDate</text:p>
            <text:p text:style-name="P7">InvoiceSumma</text:p>
            <text:p text:style-name="P7">Comment</text:p>
            <text:p text:style-name="P7">whoAddThis</text:p>
            <text:p text:style-name="P7">whoMadeLastChanges</text:p>
            <text:p text:style-name="P7">WhenEdited</text:p>
            <text:p text:style-name="P7">DocumentUrl</text:p>
            <text:p text:style-name="P7"/>
            <text:p text:style-name="P9">InvoiceChecked</text:p>
            <text:p text:style-name="P9">PaymentApproved</text:p>
            <text:p text:style-name="P9">PaymentDone</text:p>
            <text:p text:style-name="P2"/>
            <text:p text:style-name="P8">InvoiceCheckedUser</text:p>
            <text:p text:style-name="P8">PaymentApprovedUser</text:p>
            <text:p text:style-name="P3"/>
          </table:table-cell>
          <table:table-cell table:style-name="Table1.C1" office:value-type="string">
            <text:p text:style-name="P2">Payment <text:span text:style-name="T4">(один платёж)</text:span></text:p>
            <text:p text:style-name="P2"/>
            <text:p text:style-name="P2">Id</text:p>
            <text:p text:style-name="P2">Comment</text:p>
            <text:p text:style-name="P7">whoAddThis</text:p>
            <text:p text:style-name="P7">whoMadeLastChanges</text:p>
            <text:p text:style-name="P2">WhenEdited</text:p>
            <text:p text:style-name="P2"/>
            <text:p text:style-name="P2">SummaPayment</text:p>
            <text:p text:style-name="P2"/>
            <text:p text:style-name="P2">PaymentStatementId</text:p>
            <text:p text:style-name="P20">PaymentDone</text:p>
            <text:p text:style-name="P20">PaymentDoneUser</text:p>
          </table:table-cell>
        </table:table-row>
      </table:table>
      <text:p text:style-name="P11"/>
      <text:p text:style-name="P12"><text:span text:style-name="T11">Чекбоксы - InvoiceCheckedUser, </text:span>PaymentApprovedUser<text:span text:style-name="T2"> —</text:span><text:span text:style-name="T5"> не зависят от суммы оплаты.<text:line-break/><text:line-break/>Если необходимо разбить оплату счета на несколько этапов то пользователь ставит необходимое значение в поле — «Сумма в оплату».</text:span></text:p>
      <text:p text:style-name="P12"><text:span text:style-name="T5"><text:line-break/>Поле «Сумма в оплату» является обязательным для заполнения при создании плат</text:span><text:span text:style-name="T2">ежа</text:span><text:span text:style-name="T5">.</text:span></text:p>
      <text:p text:style-name="P12"><text:span text:style-name="T5"><text:line-break/>Поле «Сумма в оплату» по умолчанию содержит значение из поля </text:span><text:span text:style-name="T6">«</text:span><text:span text:style-name="T12">Сумма счета</text:span><text:span text:style-name="T6">», </text:span><text:span text:style-name="T7">которое пользователь меняет в случае если не желает оплачивать сразу 100% суммы счета.</text:span></text:p>
      <text:p text:style-name="P12"><text:span text:style-name="T8">Если необходимо оплатить 100%, то полу </text:span><text:span text:style-name="T6">«Сумма в оплату» </text:span><text:span text:style-name="T8">остается без изменений.</text:span></text:p>
      <text:p text:style-name="P13"><text:span text:style-name="T7"><text:line-break/>Дать возможность пользователю создавать (добавлять) дополнительные поля - </text:span><text:span text:style-name="T6">«Сумма в оплату», </text:span><text:span text:style-name="T7">для разбиения платежей на части.</text:span></text:p>
      <text:p text:style-name="P13"><text:span text:style-name="T7"><text:line-break/>Фиксировать дату изменения значений полей </text:span><text:span text:style-name="T6">«Сумма в оплату» </text:span><text:span text:style-name="T7">и пользователей которые проводили изменения. Выводить эти данные на против каждого поля - </text:span><text:span text:style-name="T6">«Сумма в оплату».</text:span></text:p>
      <text:p text:style-name="P16"/>
      <text:p text:style-name="P10"><text:span text:style-name="T9">Чекбокс </text:span><text:span text:style-name="T10">PaymentDone —</text:span><text:span text:style-name="T9"> устанавливается в состояние </text:span><text:span text:style-name="T3">true </text:span><text:span text:style-name="T9">в случае если </text:span><text:span text:style-name="T10">«</text:span><text:span text:style-name="T13">Сумма счета</text:span><text:span text:style-name="T10">» </text:span><text:span text:style-name="T9">= </text:span><text:bookmark text:name="firstHeading"/><text:span text:style-name="T14">Σ</text:span><text:span text:style-name="T17">(</text:span><text:span text:style-name="T14">всех полей </text:span><text:span text:style-name="T15">«Сумма в оплату»</text:span><text:span text:style-name="T17">).</text:span></text:p>
      <text:p text:style-name="P23"/>
      <text:p text:style-name="P6"><text:span text:style-name="T20">Д</text:span><text:span text:style-name="T19">обавлять и редактировать </text:span><text:span text:style-name="T21">«Сумма в оплату» </text:span><text:span text:style-name="T19">могут два типа пользователей - </text:span><text:span text:style-name="T22">“</text:span><text:span text:style-name="T16">Developer</text:span><text:span text:style-name="T22">” </text:span><text:span text:style-name="T19">и </text:span><text:span text:style-name="T22">“</text:span><text:span text:style-name="T16">Sign</text:span><text:span text:style-name="T18">1</text:span><text:span text:style-name="T22">”;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5:09:39.04</meta:creation-date>
    <dc:date>2018-09-22T11:59:56.598000000</dc:date>
    <meta:editing-duration>PT2H36M46S</meta:editing-duration>
    <meta:editing-cycles>13</meta:editing-cycles>
    <meta:generator>LibreOffice/5.3.0.3$Windows_X86_64 LibreOffice_project/7074905676c47b82bbcfbea1aeefc84afe1c50e1</meta:generator>
    <meta:document-statistic meta:table-count="2" meta:image-count="0" meta:object-count="0" meta:page-count="2" meta:paragraph-count="111" meta:word-count="350" meta:character-count="2912" meta:non-whitespace-character-count="2674"/>
  </office:meta>
</office:document-meta>
</file>